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</text:p>
      <text:p text:style-name="Standard">80017@st13-lab312:~/Pulpit/lab2$ gcc zad2.c -o zad2</text:p>
      <text:p text:style-name="Standard">80017@st13-lab312:~/Pulpit/lab2$ ./zad2</text:p>
      <text:p text:style-name="Standard">startuje proces macierzysty pid 4419</text:p>
      <text:p text:style-name="Standard">Proces macierzysty o pidzie 4419 i dziecku 4420</text:p>
      <text:p text:style-name="Standard">Proces potomny o pidzie 4420 z rodzica 4419</text:p>
      <text:p text:style-name="Standard"/>
      <text:p text:style-name="Standard">3.</text:p>
      <text:p text:style-name="Standard">80017@st13-lab312:~/Pulpit/lab2$ gcc zad3.c -o zad3</text:p>
      <text:p text:style-name="Standard">80017@st13-lab312:~/Pulpit/lab2$ ./zad3</text:p>
      <text:p text:style-name="Standard">Wystartowal proces macierzysty. PID: 4437</text:p>
      <text:p text:style-name="Standard">Proces macierzysty o pidzie 4437 i dziecku 4438</text:p>
      <text:p text:style-name="Standard">80017@st13-lab312:~/Pulpit/lab2$ </text:p>
      <text:p text:style-name="Standard">Proces potomny o pidzie 4438 z rodzica 1</text:p>
      <text:p text:style-name="Standard"/>
      <text:p text:style-name="Standard">3.2.</text:p>
      <text:p text:style-name="Standard">80017@st13-lab312:~/Pulpit/lab2$ gcc zad3_2.c -o zad3_2</text:p>
      <text:p text:style-name="Standard">80017@st13-lab312:~/Pulpit/lab2$ ./zad3_2</text:p>
      <text:p text:style-name="Standard">Wystartowal proces macierzysty. PID: 4447</text:p>
      <text:p text:style-name="Standard">Proces potomny o pidzie 4448 z rodzica 4447</text:p>
      <text:p text:style-name="Standard">UID <text:s text:c="7"/>PID <text:s/>PPID <text:s/>C STIME TTY <text:s text:c="9"/>TIME CMD</text:p>
      <text:p text:style-name="Standard">root <text:s text:c="8"/>1 <text:s text:c="4"/>0 <text:s/>0 15:17 ? <text:s text:c="7"/>00:00:00 /sbin/init</text:p>
      <text:p text:style-name="Standard">root <text:s text:c="8"/>2 <text:s text:c="4"/>0 <text:s/>0 15:17 ? <text:s text:c="7"/>00:00:00 [kthreadd]</text:p>
      <text:p text:style-name="Standard">root <text:s text:c="8"/>3 <text:s text:c="4"/>2 <text:s/>0 15:17 ? <text:s text:c="7"/>00:00:00 [ksoftirqd/0]</text:p>
      <text:p text:style-name="Standard">root <text:s text:c="8"/>6 <text:s text:c="4"/>2 <text:s/>0 15:17 ? <text:s text:c="7"/>00:00:00 [migration/0]</text:p>
      <text:p text:style-name="Standard">root <text:s text:c="8"/>7 <text:s text:c="4"/>2 <text:s/>0 15:17 ? <text:s text:c="7"/>00:00:00 [watchdog/0]</text:p>
      <text:p text:style-name="Standard">root <text:s text:c="8"/>8 <text:s text:c="4"/>2 <text:s/>0 15:17 ? <text:s text:c="7"/>00:00:00 [migration/1]</text:p>
      <text:p text:style-name="Standard">root <text:s text:c="7"/>10 <text:s text:c="4"/>2 <text:s/>0 15:17 ? <text:s text:c="7"/>00:00:00 [ksoftirqd/1]</text:p>
      <text:p text:style-name="Standard">root <text:s text:c="7"/>12 <text:s text:c="4"/>2 <text:s/>0 15:17 ? <text:s text:c="7"/>00:00:00 [watchdog/1]</text:p>
      <text:p text:style-name="Standard">root <text:s text:c="7"/>13 <text:s text:c="4"/>2 <text:s/>0 15:17 ? <text:s text:c="7"/>00:00:00 [cpuset]</text:p>
      <text:p text:style-name="Standard">root <text:s text:c="7"/>14 <text:s text:c="4"/>2 <text:s/>0 15:17 ? <text:s text:c="7"/>00:00:00 [khelper]</text:p>
      <text:p text:style-name="Standard">root <text:s text:c="7"/>15 <text:s text:c="4"/>2 <text:s/>0 15:17 ? <text:s text:c="7"/>00:00:00 [kdevtmpfs]</text:p>
      <text:p text:style-name="Standard">root <text:s text:c="7"/>16 <text:s text:c="4"/>2 <text:s/>0 15:17 ? <text:s text:c="7"/>00:00:00 [netns]</text:p>
      <text:p text:style-name="Standard">root <text:s text:c="7"/>17 <text:s text:c="4"/>2 <text:s/>0 15:17 ? <text:s text:c="7"/>00:00:00 [kworker/u:1]</text:p>
      <text:p text:style-name="Standard">root <text:s text:c="7"/>18 <text:s text:c="4"/>2 <text:s/>0 15:17 ? <text:s text:c="7"/>00:00:00 [sync_supers]</text:p>
      <text:p text:style-name="Standard">root <text:s text:c="7"/>19 <text:s text:c="4"/>2 <text:s/>0 15:17 ? <text:s text:c="7"/>00:00:00 [bdi-default]</text:p>
      <text:p text:style-name="Standard">root <text:s text:c="7"/>20 <text:s text:c="4"/>2 <text:s/>0 15:17 ? <text:s text:c="7"/>00:00:00 [kintegrityd]</text:p>
      <text:p text:style-name="Standard">root <text:s text:c="7"/>21 <text:s text:c="4"/>2 <text:s/>0 15:17 ? <text:s text:c="7"/>00:00:00 [kblockd]</text:p>
      <text:p text:style-name="Standard">root <text:s text:c="7"/>22 <text:s text:c="4"/>2 <text:s/>0 15:17 ? <text:s text:c="7"/>00:00:00 [ata_sff]</text:p>
      <text:p text:style-name="Standard">root <text:s text:c="7"/>23 <text:s text:c="4"/>2 <text:s/>0 15:17 ? <text:s text:c="7"/>00:00:00 [khubd]</text:p>
      <text:p text:style-name="Standard">root <text:s text:c="7"/>24 <text:s text:c="4"/>2 <text:s/>0 15:17 ? <text:s text:c="7"/>00:00:00 [md]</text:p>
      <text:p text:style-name="Standard">root <text:s text:c="7"/>26 <text:s text:c="4"/>2 <text:s/>0 15:17 ? <text:s text:c="7"/>00:00:00 [khungtaskd]</text:p>
      <text:p text:style-name="Standard">root <text:s text:c="7"/>27 <text:s text:c="4"/>2 <text:s/>0 15:17 ? <text:s text:c="7"/>00:00:00 [kswapd0]</text:p>
      <text:p text:style-name="Standard">root <text:s text:c="7"/>28 <text:s text:c="4"/>2 <text:s/>0 15:17 ? <text:s text:c="7"/>00:00:00 [ksmd]</text:p>
      <text:p text:style-name="Standard">root <text:s text:c="7"/>29 <text:s text:c="4"/>2 <text:s/>0 15:17 ? <text:s text:c="7"/>00:00:00 [khugepaged]</text:p>
      <text:p text:style-name="Standard">root <text:s text:c="7"/>30 <text:s text:c="4"/>2 <text:s/>0 15:17 ? <text:s text:c="7"/>00:00:00 [fsnotify_mark]</text:p>
      <text:p text:style-name="Standard">root <text:s text:c="7"/>31 <text:s text:c="4"/>2 <text:s/>0 15:17 ? <text:s text:c="7"/>00:00:00 [ecryptfs-kthrea]</text:p>
      <text:p text:style-name="Standard">root <text:s text:c="7"/>32 <text:s text:c="4"/>2 <text:s/>0 15:17 ? <text:s text:c="7"/>00:00:00 [crypto]</text:p>
      <text:p text:style-name="Standard">root <text:s text:c="7"/>40 <text:s text:c="4"/>2 <text:s/>0 15:17 ? <text:s text:c="7"/>00:00:00 [kthrotld]</text:p>
      <text:p text:style-name="Standard">root <text:s text:c="7"/>41 <text:s text:c="4"/>2 <text:s/>0 15:17 ? <text:s text:c="7"/>00:00:00 [scsi_eh_0]</text:p>
      <text:p text:style-name="Standard">root <text:s text:c="7"/>42 <text:s text:c="4"/>2 <text:s/>0 15:17 ? <text:s text:c="7"/>00:00:00 [scsi_eh_1]</text:p>
      <text:p text:style-name="Standard">root <text:s text:c="7"/>43 <text:s text:c="4"/>2 <text:s/>0 15:17 ? <text:s text:c="7"/>00:00:00 [kworker/u:2]</text:p>
      <text:p text:style-name="Standard"><text:soft-page-break/>root <text:s text:c="7"/>63 <text:s text:c="4"/>2 <text:s/>0 15:17 ? <text:s text:c="7"/>00:00:00 [devfreq_wq]</text:p>
      <text:p text:style-name="Standard">root <text:s text:c="6"/>270 <text:s text:c="4"/>2 <text:s/>0 15:18 ? <text:s text:c="7"/>00:00:00 [jbd2/sda6-8]</text:p>
      <text:p text:style-name="Standard">root <text:s text:c="6"/>271 <text:s text:c="4"/>2 <text:s/>0 15:18 ? <text:s text:c="7"/>00:00:00 [ext4-dio-unwrit]</text:p>
      <text:p text:style-name="Standard">root <text:s text:c="6"/>452 <text:s text:c="4"/>1 <text:s/>0 15:18 ? <text:s text:c="7"/>00:00:00 upstart-udev-bridge --daemon</text:p>
      <text:p text:style-name="Standard">root <text:s text:c="6"/>471 <text:s text:c="4"/>1 <text:s/>0 15:18 ? <text:s text:c="7"/>00:00:00 /sbin/udevd --daemon</text:p>
      <text:p text:style-name="Standard">root <text:s text:c="6"/>648 <text:s text:c="2"/>471 <text:s/>0 15:18 ? <text:s text:c="7"/>00:00:00 /sbin/udevd --daemon</text:p>
      <text:p text:style-name="Standard">root <text:s text:c="6"/>649 <text:s text:c="2"/>471 <text:s/>0 15:18 ? <text:s text:c="7"/>00:00:00 /sbin/udevd --daemon</text:p>
      <text:p text:style-name="Standard">root <text:s text:c="6"/>689 <text:s text:c="4"/>2 <text:s/>0 15:18 ? <text:s text:c="7"/>00:00:00 [kpsmoused]</text:p>
      <text:p text:style-name="Standard">root <text:s text:c="6"/>702 <text:s text:c="4"/>2 <text:s/>0 15:18 ? <text:s text:c="7"/>00:00:00 [kworker/0:3]</text:p>
      <text:p text:style-name="Standard">root <text:s text:c="6"/>758 <text:s text:c="4"/>2 <text:s/>0 15:18 ? <text:s text:c="7"/>00:00:00 [hd-audio0]</text:p>
      <text:p text:style-name="Standard">root <text:s text:c="6"/>813 <text:s text:c="4"/>1 <text:s/>0 15:18 ? <text:s text:c="7"/>00:00:00 upstart-socket-bridge --daemon</text:p>
      <text:p text:style-name="Standard">root <text:s text:c="6"/>857 <text:s text:c="4"/>1 <text:s/>0 15:18 ? <text:s text:c="7"/>00:00:00 /usr/sbin/sshd -D</text:p>
      <text:p text:style-name="Standard">102 <text:s text:c="7"/>862 <text:s text:c="4"/>1 <text:s/>0 15:18 ? <text:s text:c="7"/>00:00:00 dbus-daemon --system --fork --ac</text:p>
      <text:p text:style-name="Standard">root <text:s text:c="6"/>890 <text:s text:c="4"/>1 <text:s/>0 15:18 ? <text:s text:c="7"/>00:00:00 /usr/sbin/modem-manager</text:p>
      <text:p text:style-name="Standard">root <text:s text:c="6"/>891 <text:s text:c="4"/>1 <text:s/>0 15:18 ? <text:s text:c="7"/>00:00:00 /usr/sbin/bluetoothd</text:p>
      <text:p text:style-name="Standard">root <text:s text:c="6"/>909 <text:s text:c="4"/>1 <text:s/>0 15:18 ? <text:s text:c="7"/>00:00:00 NetworkManager</text:p>
      <text:p text:style-name="Standard">syslog <text:s text:c="4"/>910 <text:s text:c="4"/>1 <text:s/>0 15:18 ? <text:s text:c="7"/>00:00:00 rsyslogd -c5</text:p>
      <text:p text:style-name="Standard">root <text:s text:c="6"/>914 <text:s text:c="4"/>1 <text:s/>0 15:18 ? <text:s text:c="7"/>00:00:00 /usr/lib/policykit-1/polkitd --n</text:p>
      <text:p text:style-name="Standard">avahi <text:s text:c="5"/>935 <text:s text:c="4"/>1 <text:s/>0 15:18 ? <text:s text:c="7"/>00:00:00 avahi-daemon: running [st13-lab3</text:p>
      <text:p text:style-name="Standard">avahi <text:s text:c="5"/>936 <text:s text:c="2"/>935 <text:s/>0 15:18 ? <text:s text:c="7"/>00:00:00 avahi-daemon: chroot helper</text:p>
      <text:p text:style-name="Standard">root <text:s text:c="6"/>938 <text:s text:c="4"/>1 <text:s/>0 15:18 ? <text:s text:c="7"/>00:00:00 /usr/sbin/cupsd -F</text:p>
      <text:p text:style-name="Standard">root <text:s text:c="6"/>939 <text:s text:c="4"/>2 <text:s/>0 15:18 ? <text:s text:c="7"/>00:00:00 [krfcommd]</text:p>
      <text:p text:style-name="Standard">root <text:s text:c="6"/>999 <text:s text:c="4"/>1 <text:s/>0 15:18 tty4 <text:s text:c="4"/>00:00:00 /sbin/getty -8 38400 tty4</text:p>
      <text:p text:style-name="Standard">root <text:s text:c="5"/>1005 <text:s text:c="4"/>1 <text:s/>0 15:18 tty5 <text:s text:c="4"/>00:00:00 /sbin/getty -8 38400 tty5</text:p>
      <text:p text:style-name="Standard">root <text:s text:c="5"/>1023 <text:s text:c="4"/>1 <text:s/>0 15:18 tty2 <text:s text:c="4"/>00:00:00 /sbin/getty -8 38400 tty2</text:p>
      <text:p text:style-name="Standard">root <text:s text:c="5"/>1024 <text:s text:c="4"/>1 <text:s/>0 15:18 tty3 <text:s text:c="4"/>00:00:00 /sbin/getty -8 38400 tty3</text:p>
      <text:p text:style-name="Standard">root <text:s text:c="5"/>1026 <text:s text:c="4"/>1 <text:s/>0 15:18 tty6 <text:s text:c="4"/>00:00:00 /sbin/getty -8 38400 tty6</text:p>
      <text:p text:style-name="Standard">root <text:s text:c="5"/>1040 <text:s text:c="4"/>1 <text:s/>0 15:18 ? <text:s text:c="7"/>00:00:00 /usr/sbin/lwsmd --start-as-daemo</text:p>
      <text:p text:style-name="Standard">root <text:s text:c="5"/>1048 <text:s/>1040 <text:s/>0 15:18 ? <text:s text:c="7"/>00:00:00 /usr/sbin/lwregd --syslog</text:p>
      <text:p text:style-name="Standard">whoopsie <text:s/>1052 <text:s text:c="4"/>1 <text:s/>0 15:18 ? <text:s text:c="7"/>00:00:00 whoopsie</text:p>
      <text:p text:style-name="Standard">root <text:s text:c="5"/>1054 <text:s text:c="4"/>1 <text:s/>0 15:18 ? <text:s text:c="7"/>00:00:00 acpid -c /etc/acpi/events -s /va</text:p>
      <text:p text:style-name="Standard">root <text:s text:c="5"/>1055 <text:s text:c="4"/>1 <text:s/>0 15:18 ? <text:s text:c="7"/>00:00:00 /usr/sbin/irqbalance</text:p>
      <text:p text:style-name="Standard">root <text:s text:c="5"/>1058 <text:s text:c="4"/>1 <text:s/>0 15:18 ? <text:s text:c="7"/>00:00:00 cron</text:p>
      <text:p text:style-name="Standard">daemon <text:s text:c="3"/>1059 <text:s text:c="4"/>1 <text:s/>0 15:18 ? <text:s text:c="7"/>00:00:00 atd</text:p>
      <text:p text:style-name="Standard">root <text:s text:c="5"/>1065 <text:s text:c="4"/>1 <text:s/>0 15:18 ? <text:s text:c="7"/>00:00:00 lightdm</text:p>
      <text:p text:style-name="Standard">root <text:s text:c="5"/>1093 <text:s/>1065 <text:s/>0 15:18 tty7 <text:s text:c="4"/>00:00:40 /usr/bin/X :0 -auth /var/run/lig</text:p>
      <text:p text:style-name="Standard">root <text:s text:c="5"/>1102 <text:s text:c="4"/>1 <text:s/>0 15:18 ? <text:s text:c="7"/>00:00:01 /usr/sbin/gpm -m /dev/psaux -t a</text:p>
      <text:p text:style-name="Standard">root <text:s text:c="5"/>1129 <text:s/>1040 <text:s/>0 15:18 ? <text:s text:c="7"/>00:00:00 /usr/sbin/eventlogd --syslog</text:p>
      <text:p text:style-name="Standard">root <text:s text:c="5"/>1147 <text:s/>1040 <text:s/>0 15:18 ? <text:s text:c="7"/>00:00:00 /usr/sbin/netlogond --syslog</text:p>
      <text:p text:style-name="Standard">root <text:s text:c="5"/>1151 <text:s/>1040 <text:s/>0 15:18 ? <text:s text:c="7"/>00:00:00 /usr/sbin/lwiod --syslog</text:p>
      <text:p text:style-name="Standard">root <text:s text:c="5"/>1163 <text:s/>1040 <text:s/>0 15:18 ? <text:s text:c="7"/>00:00:01 /usr/sbin/lsassd --syslog</text:p>
      <text:p text:style-name="Standard">root <text:s text:c="5"/>1173 <text:s text:c="4"/>1 <text:s/>0 15:18 ? <text:s text:c="7"/>00:00:00 /usr/lib/accountsservice/account</text:p>
      <text:p text:style-name="Standard">root <text:s text:c="5"/>1233 <text:s text:c="4"/>1 <text:s/>0 15:18 ? <text:s text:c="7"/>00:00:00 /usr/sbin/console-kit-daemon --n</text:p>
      <text:p text:style-name="Standard">nobody <text:s text:c="3"/>1333 <text:s text:c="2"/>909 <text:s/>0 15:18 ? <text:s text:c="7"/>00:00:00 /usr/sbin/dnsmasq --no-resolv --</text:p>
      <text:p text:style-name="Standard">root <text:s text:c="5"/>1519 <text:s text:c="4"/>1 <text:s/>0 15:18 tty1 <text:s text:c="4"/>00:00:00 /sbin/getty -8 38400 tty1</text:p>
      <text:p text:style-name="Standard">root <text:s text:c="5"/>1598 <text:s text:c="4"/>1 <text:s/>0 15:18 ? <text:s text:c="7"/>00:00:00 /usr/lib/upower/upowerd</text:p>
      <text:p text:style-name="Standard">colord <text:s text:c="3"/>1717 <text:s text:c="4"/>1 <text:s/>0 15:18 ? <text:s text:c="7"/>00:00:00 /usr/lib/x86_64-linux-gnu/colord</text:p>
      <text:p text:style-name="Standard">rtkit <text:s text:c="4"/>1766 <text:s text:c="4"/>1 <text:s/>0 15:18 ? <text:s text:c="7"/>00:00:00 /usr/lib/rtkit/rtkit-daemon</text:p>
      <text:p text:style-name="Standard">root <text:s text:c="5"/>1783 <text:s text:c="4"/>2 <text:s/>0 15:18 ? <text:s text:c="7"/>00:00:00 [flush-8:0]</text:p>
      <text:p text:style-name="Standard">root <text:s text:c="5"/>1787 <text:s/>1065 <text:s/>0 15:18 ? <text:s text:c="7"/>00:00:00 lightdm --session-child 12 19</text:p>
      <text:p text:style-name="Standard">root <text:s text:c="5"/>1833 <text:s text:c="4"/>2 <text:s/>0 15:18 ? <text:s text:c="7"/>00:00:00 [cifsd]</text:p>
      <text:p text:style-name="Standard">80017 <text:s text:c="4"/>1861 <text:s/>1787 <text:s/>0 15:18 ? <text:s text:c="7"/>00:00:00 gnome-session --session=ubuntu</text:p>
      <text:p text:style-name="Standard"><text:soft-page-break/>80017 <text:s text:c="4"/>1897 <text:s/>1861 <text:s/>0 15:18 ? <text:s text:c="7"/>00:00:00 /usr/bin/ssh-agent /usr/bin/dbus</text:p>
      <text:p text:style-name="Standard">80017 <text:s text:c="4"/>1903 <text:s text:c="4"/>1 <text:s/>0 15:18 ? <text:s text:c="7"/>00:00:00 /usr/bin/dbus-launch --exit-with</text:p>
      <text:p text:style-name="Standard">80017 <text:s text:c="4"/>1905 <text:s text:c="4"/>1 <text:s/>0 15:18 ? <text:s text:c="7"/>00:00:03 //bin/dbus-daemon --fork --print</text:p>
      <text:p text:style-name="Standard">80017 <text:s text:c="4"/>1914 <text:s text:c="4"/>1 <text:s/>0 15:18 ? <text:s text:c="7"/>00:00:00 gnome-keyring-daemon --start --c</text:p>
      <text:p text:style-name="Standard">80017 <text:s text:c="4"/>1917 <text:s/>1861 <text:s/>0 15:18 ? <text:s text:c="7"/>00:00:01 /usr/lib/gnome-settings-daemon/g</text:p>
      <text:p text:style-name="Standard">80017 <text:s text:c="4"/>1925 <text:s text:c="4"/>1 <text:s/>0 15:18 ? <text:s text:c="7"/>00:00:00 /usr/lib/gvfs/gvfsd</text:p>
      <text:p text:style-name="Standard">80017 <text:s text:c="4"/>1927 <text:s text:c="4"/>1 <text:s/>0 15:18 ? <text:s text:c="7"/>00:00:00 /usr/lib/gvfs//gvfs-fuse-daemon</text:p>
      <text:p text:style-name="Standard">80017 <text:s text:c="4"/>1934 <text:s/>1861 <text:s/>0 15:18 ? <text:s text:c="7"/>00:00:42 compiz</text:p>
      <text:p text:style-name="Standard">80017 <text:s text:c="4"/>1939 <text:s text:c="4"/>1 <text:s/>0 15:18 ? <text:s text:c="7"/>00:00:00 /usr/lib/x86_64-linux-gnu/gconf/</text:p>
      <text:p text:style-name="Standard">80017 <text:s text:c="4"/>1945 <text:s text:c="4"/>1 <text:s/>0 15:18 ? <text:s text:c="7"/>00:00:00 /usr/lib/gvfs/gvfsd-metadata</text:p>
      <text:p text:style-name="Standard">80017 <text:s text:c="4"/>1948 <text:s/>1861 <text:s/>0 15:18 ? <text:s text:c="7"/>00:00:00 /usr/lib/policykit-1-gnome/polki</text:p>
      <text:p text:style-name="Standard">80017 <text:s text:c="4"/>1950 <text:s/>1861 <text:s/>0 15:18 ? <text:s text:c="7"/>00:00:00 nm-applet</text:p>
      <text:p text:style-name="Standard">80017 <text:s text:c="4"/>1951 <text:s/>1861 <text:s/>0 15:18 ? <text:s text:c="7"/>00:00:17 nautilus -n</text:p>
      <text:p text:style-name="Standard">80017 <text:s text:c="4"/>1952 <text:s/>1861 <text:s/>0 15:18 ? <text:s text:c="7"/>00:00:00 bluetooth-applet</text:p>
      <text:p text:style-name="Standard">80017 <text:s text:c="4"/>1953 <text:s/>1861 <text:s/>0 15:18 ? <text:s text:c="7"/>00:00:00 /usr/lib/gnome-settings-daemon/g</text:p>
      <text:p text:style-name="Standard">80017 <text:s text:c="4"/>1972 <text:s text:c="4"/>1 <text:s/>0 15:18 ? <text:s text:c="7"/>00:00:00 /usr/lib/gvfs/gvfs-gdu-volume-mo</text:p>
      <text:p text:style-name="Standard">root <text:s text:c="5"/>1974 <text:s text:c="4"/>1 <text:s/>0 15:18 ? <text:s text:c="7"/>00:00:00 /usr/lib/udisks/udisks-daemon</text:p>
      <text:p text:style-name="Standard">root <text:s text:c="5"/>1975 <text:s/>1974 <text:s/>0 15:18 ? <text:s text:c="7"/>00:00:00 udisks-daemon: not polling any d</text:p>
      <text:p text:style-name="Standard">80017 <text:s text:c="4"/>1978 <text:s text:c="4"/>1 <text:s/>0 15:18 ? <text:s text:c="7"/>00:00:00 /usr/lib/gvfs/gvfs-afc-volume-mo</text:p>
      <text:p text:style-name="Standard">80017 <text:s text:c="4"/>1981 <text:s text:c="4"/>1 <text:s/>0 15:18 ? <text:s text:c="7"/>00:00:00 /usr/lib/gvfs/gvfs-gphoto2-volum</text:p>
      <text:p text:style-name="Standard">80017 <text:s text:c="4"/>1986 <text:s text:c="4"/>1 <text:s/>0 15:18 ? <text:s text:c="7"/>00:00:00 /usr/lib/gvfs/gvfsd-trash --spaw</text:p>
      <text:p text:style-name="Standard">80017 <text:s text:c="4"/>1991 <text:s text:c="4"/>1 <text:s/>0 15:18 ? <text:s text:c="7"/>00:00:03 /usr/lib/bamf/bamfdaemon</text:p>
      <text:p text:style-name="Standard">80017 <text:s text:c="4"/>1996 <text:s text:c="4"/>1 <text:s/>0 15:18 ? <text:s text:c="7"/>00:00:00 /usr/lib/gvfs/gvfsd-burn --spawn</text:p>
      <text:p text:style-name="Standard">80017 <text:s text:c="4"/>1997 <text:s/>1934 <text:s/>0 15:18 ? <text:s text:c="7"/>00:00:00 /bin/sh -c /usr/bin/compiz-decor</text:p>
      <text:p text:style-name="Standard">80017 <text:s text:c="4"/>1998 <text:s/>1997 <text:s/>0 15:18 ? <text:s text:c="7"/>00:00:02 /usr/bin/gtk-window-decorator</text:p>
      <text:p text:style-name="Standard">80017 <text:s text:c="4"/>2006 <text:s text:c="4"/>1 <text:s/>0 15:18 ? <text:s text:c="7"/>00:00:06 /usr/lib/unity/unity-panel-servi</text:p>
      <text:p text:style-name="Standard">80017 <text:s text:c="4"/>2008 <text:s text:c="4"/>1 <text:s/>0 15:18 ? <text:s text:c="7"/>00:00:04 /usr/lib/indicator-appmenu/hud-s</text:p>
      <text:p text:style-name="Standard">80017 <text:s text:c="4"/>2026 <text:s text:c="4"/>1 <text:s/>0 15:18 ? <text:s text:c="7"/>00:00:00 /usr/lib/indicator-messages/indi</text:p>
      <text:p text:style-name="Standard">80017 <text:s text:c="4"/>2027 <text:s text:c="4"/>1 <text:s/>0 15:18 ? <text:s text:c="7"/>00:00:00 /usr/lib/indicator-datetime/indi</text:p>
      <text:p text:style-name="Standard">80017 <text:s text:c="4"/>2032 <text:s text:c="4"/>1 <text:s/>0 15:18 ? <text:s text:c="7"/>00:00:00 /usr/lib/indicator-sound/indicat</text:p>
      <text:p text:style-name="Standard">80017 <text:s text:c="4"/>2033 <text:s text:c="4"/>1 <text:s/>0 15:18 ? <text:s text:c="7"/>00:00:00 /usr/lib/indicator-session/indic</text:p>
      <text:p text:style-name="Standard">80017 <text:s text:c="4"/>2034 <text:s text:c="4"/>1 <text:s/>0 15:18 ? <text:s text:c="7"/>00:00:00 /usr/lib/indicator-printers/indi</text:p>
      <text:p text:style-name="Standard">80017 <text:s text:c="4"/>2035 <text:s text:c="4"/>1 <text:s/>0 15:18 ? <text:s text:c="7"/>00:00:00 /usr/lib/indicator-application/i</text:p>
      <text:p text:style-name="Standard">80017 <text:s text:c="4"/>2051 <text:s text:c="4"/>1 <text:s/>0 15:18 ? <text:s text:c="7"/>00:00:00 /usr/lib/geoclue/geoclue-master</text:p>
      <text:p text:style-name="Standard">80017 <text:s text:c="4"/>2098 <text:s text:c="4"/>1 <text:s/>0 15:18 ? <text:s text:c="7"/>00:00:00 /usr/lib/ubuntu-geoip/ubuntu-geo</text:p>
      <text:p text:style-name="Standard">root <text:s text:c="5"/>2155 <text:s text:c="4"/>2 <text:s/>0 15:18 ? <text:s text:c="7"/>00:00:00 [flush-cifs-1]</text:p>
      <text:p text:style-name="Standard">80017 <text:s text:c="4"/>2164 <text:s/>1861 <text:s/>0 15:19 ? <text:s text:c="7"/>00:00:00 /usr/lib/gnome-disk-utility/gdu-</text:p>
      <text:p text:style-name="Standard">80017 <text:s text:c="4"/>2170 <text:s/>1861 <text:s/>0 15:19 ? <text:s text:c="7"/>00:00:00 telepathy-indicator</text:p>
      <text:p text:style-name="Standard">80017 <text:s text:c="4"/>2176 <text:s text:c="4"/>1 <text:s/>0 15:19 ? <text:s text:c="7"/>00:00:00 /usr/lib/telepathy/mission-contr</text:p>
      <text:p text:style-name="Standard">80017 <text:s text:c="4"/>2181 <text:s text:c="4"/>1 <text:s/>0 15:19 ? <text:s text:c="7"/>00:00:00 /usr/lib/gnome-online-accounts/g</text:p>
      <text:p text:style-name="Standard">80017 <text:s text:c="4"/>2188 <text:s/>1861 <text:s/>0 15:19 ? <text:s text:c="7"/>00:00:00 gnome-screensaver</text:p>
      <text:p text:style-name="Standard">80017 <text:s text:c="4"/>2189 <text:s/>1861 <text:s/>0 15:19 ? <text:s text:c="7"/>00:00:00 zeitgeist-datahub</text:p>
      <text:p text:style-name="Standard">80017 <text:s text:c="4"/>2195 <text:s text:c="4"/>1 <text:s/>0 15:19 ? <text:s text:c="7"/>00:00:00 /usr/bin/zeitgeist-daemon</text:p>
      <text:p text:style-name="Standard">80017 <text:s text:c="4"/>2203 <text:s text:c="4"/>1 <text:s/>0 15:19 ? <text:s text:c="7"/>00:00:00 /usr/lib/zeitgeist/zeitgeist-fts</text:p>
      <text:p text:style-name="Standard">80017 <text:s text:c="4"/>2211 <text:s/>2203 <text:s/>0 15:19 ? <text:s text:c="7"/>00:00:00 /bin/cat</text:p>
      <text:p text:style-name="Standard">80017 <text:s text:c="4"/>2223 <text:s text:c="4"/>1 <text:s/>1 15:19 ? <text:s text:c="7"/>00:00:50 /usr/lib/firefox/firefox</text:p>
      <text:p text:style-name="Standard">80017 <text:s text:c="4"/>2252 <text:s text:c="4"/>1 <text:s/>0 15:19 ? <text:s text:c="7"/>00:00:00 /usr/lib/unity-lens-applications</text:p>
      <text:p text:style-name="Standard">80017 <text:s text:c="4"/>2254 <text:s text:c="4"/>1 <text:s/>0 15:19 ? <text:s text:c="7"/>00:00:00 /usr/lib/unity-lens-files/unity-</text:p>
      <text:p text:style-name="Standard">80017 <text:s text:c="4"/>2256 <text:s text:c="4"/>1 <text:s/>0 15:19 ? <text:s text:c="7"/>00:00:00 /usr/lib/unity-lens-music/unity-</text:p>
      <text:p text:style-name="Standard">80017 <text:s text:c="4"/>2259 <text:s text:c="4"/>1 <text:s/>0 15:19 ? <text:s text:c="7"/>00:00:00 /usr/bin/python /usr/lib/unity-l</text:p>
      <text:p text:style-name="Standard">80017 <text:s text:c="4"/>2289 <text:s text:c="4"/>1 <text:s/>0 15:19 ? <text:s text:c="7"/>00:00:00 /usr/lib/at-spi2-core/at-spi-bus</text:p>
      <text:p text:style-name="Standard">80017 <text:s text:c="4"/>2329 <text:s text:c="4"/>1 <text:s/>0 15:19 ? <text:s text:c="7"/>00:00:00 /usr/lib/unity-lens-music/unity-</text:p>
      <text:p text:style-name="Standard"><text:soft-page-break/>80017 <text:s text:c="4"/>2357 <text:s text:c="4"/>1 <text:s/>0 15:19 ? <text:s text:c="7"/>00:00:00 /usr/bin/python /usr/lib/unity-s</text:p>
      <text:p text:style-name="Standard">80017 <text:s text:c="4"/>2393 <text:s/>1861 <text:s/>0 15:19 ? <text:s text:c="7"/>00:00:00 update-notifier</text:p>
      <text:p text:style-name="Standard">80017 <text:s text:c="4"/>2428 <text:s/>1861 <text:s/>0 15:20 ? <text:s text:c="7"/>00:00:00 /usr/lib/deja-dup/deja-dup/deja-</text:p>
      <text:p text:style-name="Standard">80017 <text:s text:c="4"/>2447 <text:s text:c="4"/>1 <text:s/>0 15:22 ? <text:s text:c="7"/>00:00:00 /usr/lib/dconf/dconf-service</text:p>
      <text:p text:style-name="Standard">80017 <text:s text:c="4"/>2472 <text:s text:c="4"/>1 <text:s/>0 15:23 ? <text:s text:c="7"/>00:00:35 gedit /home/80017/Pulpit/lab2/za</text:p>
      <text:p text:style-name="Standard">root <text:s text:c="5"/>2481 <text:s text:c="4"/>2 <text:s/>0 15:23 ? <text:s text:c="7"/>00:00:00 [kworker/1:0]</text:p>
      <text:p text:style-name="Standard">80017 <text:s text:c="4"/>2496 <text:s text:c="4"/>1 <text:s/>0 15:24 ? <text:s text:c="7"/>00:00:05 gnome-terminal</text:p>
      <text:p text:style-name="Standard">80017 <text:s text:c="4"/>2504 <text:s/>2496 <text:s/>0 15:24 ? <text:s text:c="7"/>00:00:00 gnome-pty-helper</text:p>
      <text:p text:style-name="Standard">80017 <text:s text:c="4"/>2505 <text:s/>2496 <text:s/>0 15:24 pts/0 <text:s text:c="3"/>00:00:00 bash</text:p>
      <text:p text:style-name="Standard">root <text:s text:c="5"/>4217 <text:s text:c="4"/>2 <text:s/>0 16:22 ? <text:s text:c="7"/>00:00:00 [kworker/0:0]</text:p>
      <text:p text:style-name="Standard">root <text:s text:c="5"/>4250 <text:s text:c="4"/>2 <text:s/>0 16:23 ? <text:s text:c="7"/>00:00:00 [kworker/1:1]</text:p>
      <text:p text:style-name="Standard">80017 <text:s text:c="4"/>4260 <text:s text:c="4"/>1 <text:s/>0 16:25 ? <text:s text:c="7"/>00:00:00 /usr/lib/libreoffice/program/oos</text:p>
      <text:p text:style-name="Standard">80017 <text:s text:c="4"/>4280 <text:s/>4260 <text:s/>0 16:25 ? <text:s text:c="7"/>00:00:01 /usr/lib/libreoffice/program/sof</text:p>
      <text:p text:style-name="Standard">root <text:s text:c="5"/>4413 <text:s text:c="4"/>2 <text:s/>0 16:28 ? <text:s text:c="7"/>00:00:00 [kworker/1:2]</text:p>
      <text:p text:style-name="Standard">80017 <text:s text:c="4"/>4447 <text:s/>2505 <text:s/>0 16:29 pts/0 <text:s text:c="3"/>00:00:00 ./zad3_2</text:p>
      <text:p text:style-name="Standard">80017 <text:s text:c="4"/>4448 <text:s/>4447 <text:s/>0 16:29 pts/0 <text:s text:c="3"/>00:00:00 [zad3_2] &lt;defunct&gt;</text:p>
      <text:p text:style-name="Standard">80017 <text:s text:c="4"/>4449 <text:s/>4447 <text:s/>0 16:29 pts/0 <text:s text:c="3"/>00:00:00 sh -c ps -efa</text:p>
      <text:p text:style-name="Standard">80017 <text:s text:c="4"/>4450 <text:s/>4449 <text:s/>0 16:29 pts/0 <text:s text:c="3"/>00:00:00 ps -efa</text:p>
      <text:p text:style-name="Standard">Proces macierzysty o pidzie 4447 i dziecku 4448</text:p>
      <text:p text:style-name="Standard"/>
      <text:p text:style-name="Standard">4.</text:p>
      <text:p text:style-name="Standard">80017@st13-lab312:~/Pulpit/lab2$ gcc zad4.c -o zad4 </text:p>
      <text:p text:style-name="Standard">80017@st13-lab312:~/Pulpit/lab2$ ./zad4</text:p>
      <text:p text:style-name="Standard">Wystartowal proces macierzysty. PID: 4459</text:p>
      <text:p text:style-name="Standard">Proces macierzysty o pidzie 4459 i dziecku 4460</text:p>
      <text:p text:style-name="Standard">Proces potomny o pidzie 4460 z rodzica 4459</text:p>
      <text:p text:style-name="Standard">Proces potomny sie zakonczyl</text:p>
      <text:p text:style-name="Standard">512</text:p>
      <text:p text:style-name="Standard"/>
      <text:p text:style-name="Standard">5.</text:p>
      <text:p text:style-name="Standard">80017@st13-lab312:~/Pulpit/lab2$ gcc zad5.c -o zad5</text:p>
      <text:p text:style-name="Standard">80017@st13-lab312:~/Pulpit/lab2$ ./zad5</text:p>
      <text:p text:style-name="Standard">Proces macierzysty o pidzie 4544 i dziecku 4545</text:p>
      <text:p text:style-name="Standard">Proces potomny o pidzie 4545 z rodzica 4544</text:p>
      <text:p text:style-name="Standard">Proces macierzysty o pidzie 4544 i dziecku 4546</text:p>
      <text:p text:style-name="Standard">Proces potomny o pidzie 4546 z rodzica 4544</text:p>
      <text:p text:style-name="Standard">Proces macierzysty o pidzie 4544 i dziecku 4547</text:p>
      <text:p text:style-name="Standard">Proces potomny o pidzie 4547 z rodzica 4544</text:p>
      <text:p text:style-name="Standard">Proces macierzysty o pidzie 4544 i dziecku 4548</text:p>
      <text:p text:style-name="Standard">Proces potomny o pidzie 4548 z rodzica 4544</text:p>
      <text:p text:style-name="Standard">Proces macierzysty o pidzie 4544 i dziecku 4549</text:p>
      <text:p text:style-name="Standard">Proces potomny o pidzie 4549 z rodzica 4544</text:p>
      <text:p text:style-name="Standard"/>
      <text:p text:style-name="Standard">6.</text:p>
      <text:p text:style-name="Standard">80017@st13-lab312:~/Pulpit/lab2$ gcc zad6.c -o zad6</text:p>
      <text:p text:style-name="Standard">80017@st13-lab312:~/Pulpit/lab2$ ./zad6</text:p>
      <text:p text:style-name="Standard">Proces macierzysty o pidzie 4647 i dziecku 4648</text:p>
      <text:p text:style-name="Standard">Proces potomny o pidzie 4648 z rodzica 4647</text:p>
      <text:p text:style-name="Standard">Proces macierzysty o pidzie 4648 i dziecku 4649</text:p>
      <text:p text:style-name="Standard">Proces potomny o pidzie 4649 z rodzica 4648</text:p>
      <text:p text:style-name="Standard">Proces macierzysty o pidzie 4649 i dziecku 4650</text:p>
      <text:p text:style-name="Standard">Proces potomny o pidzie 4650 z rodzica 1</text:p>
      <text:p text:style-name="Standard"><text:soft-page-break/>Proces macierzysty o pidzie 4650 i dziecku 4651</text:p>
      <text:p text:style-name="Standard">Proces potomny o pidzie 4651 z rodzica 4650</text:p>
      <text:p text:style-name="Standard">Proces macierzysty o pidzie 4651 i dziecku 4652</text:p>
      <text:p text:style-name="Standard">Proces potomny o pidzie 4652 z rodzica 4651</text:p>
      <text:p text:style-name="Standard"/>
      <text:p text:style-name="Standard">7.</text:p>
      <text:p text:style-name="Standard">80017@st13-lab312:~/Pulpit/lab2$ gcc zad7.c -o zad7</text:p>
      <text:p text:style-name="Standard">80017@st13-lab312:~/Pulpit/lab2$ ./zad7</text:p>
      <text:p text:style-name="Standard">Proces macierzysty o pidzie 4661 i dziecku 4662</text:p>
      <text:p text:style-name="Standard">Proces potomny o pidzie 4662 z rodzica 4661</text:p>
      <text:p text:style-name="Standard">Potomek sie zakonczyl</text:p>
      <text:p text:style-name="Standard">Proces macierzysty o pidzie 4661 i dziecku 4663</text:p>
      <text:p text:style-name="Standard">Proces potomny o pidzie 4663 z rodzica 4661</text:p>
      <text:p text:style-name="Standard">Potomek sie zakonczyl</text:p>
      <text:p text:style-name="Standard">Proces macierzysty o pidzie 4661 i dziecku 4664</text:p>
      <text:p text:style-name="Standard">Proces potomny o pidzie 4664 z rodzica 4661</text:p>
      <text:p text:style-name="Standard">Potomek sie zakonczyl</text:p>
      <text:p text:style-name="Standard">Proces macierzysty o pidzie 4661 i dziecku 4665</text:p>
      <text:p text:style-name="Standard">Proces potomny o pidzie 4665 z rodzica 4661</text:p>
      <text:p text:style-name="Standard">Potomek sie zakonczyl</text:p>
      <text:p text:style-name="Standard">Proces macierzysty o pidzie 4661 i dziecku 4666</text:p>
      <text:p text:style-name="Standard">Proces potomny o pidzie 4666 z rodzica 4661</text:p>
      <text:p text:style-name="Standard">Potomek sie zakonczyl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l Piec</meta:initial-creator>
    <meta:creation-date>2015-10-19T16:25:54</meta:creation-date>
    <dc:date>2015-10-19T16:40:43</dc:date>
    <dc:creator>Kamil Piec</dc:creator>
    <meta:editing-duration>P0D</meta:editing-duration>
    <meta:editing-cycles>1</meta:editing-cycles>
    <meta:document-statistic meta:table-count="0" meta:image-count="0" meta:object-count="0" meta:page-count="5" meta:paragraph-count="225" meta:word-count="1740" meta:character-count="13550" meta:non-whitespace-character-count="9357"/>
    <meta:generator>LibreOffice/3.5$Linux_X86_64 LibreOffice_project/350m1$Build-2</meta:generator>
  </office:meta>
</office:document-meta>
</file>